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7614in" svg:height="3.8504in" svg:x="5.2756in" svg:y="5.8331in">
            <draw:object draw:notify-on-update-of-ranges="Sheet1.A2:Sheet1.A54 Sheet1.F1:Sheet1.F1 Sheet1.F2:Sheet1.F5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9.665in" svg:height="5.4406in" svg:x="5.3177in" svg:y="0.0287in">
            <draw:object draw:notify-on-update-of-ranges="Sheet1.A1:Sheet1.A1 Sheet1.A2:Sheet1.A54 Sheet1.C1:Sheet1.C1 Sheet1.C2:Sheet1.C54 Sheet1.D1:Sheet1.D1 Sheet1.D2:Sheet1.D54 Sheet1.B1:Sheet1.B1 Sheet1.B2:Sheet1.B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Ideal</text:p>
          </table:table-cell>
          <table:table-cell office:value-type="string" calcext:value-type="string">
            <text:p>4KB</text:p>
          </table:table-cell>
          <table:table-cell office:value-type="string" calcext:value-type="string">
            <text:p>4MB</text:p>
          </table:table-cell>
          <table:table-cell office:value-type="string" calcext:value-type="string">
            <text:p>Ideal – 4MB</text:p>
          </table:table-cell>
          <table:table-cell office:value-type="string" calcext:value-type="string">
            <text:p>4MB – 4KB</text:p>
          </table:table-cell>
        </table:table-row>
        <table:table-row table:style-name="ro1">
          <table:table-cell office:value-type="string" calcext:value-type="string">
            <text:p>hmmer_1</text:p>
          </table:table-cell>
          <table:table-cell office:value-type="float" office:value="2.172307" calcext:value-type="float">
            <text:p>2.172307</text:p>
          </table:table-cell>
          <table:table-cell table:number-columns-repeated="2" office:value-type="float" office:value="2.085727" calcext:value-type="float">
            <text:p>2.085727</text:p>
          </table:table-cell>
          <table:table-cell table:formula="of:=[.B2]-[.D2]" office:value-type="float" office:value="0.0865800000000001" calcext:value-type="float">
            <text:p>0.08658</text:p>
          </table:table-cell>
          <table:table-cell table:formula="of:=[.D2]-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ess_1</text:p>
          </table:table-cell>
          <table:table-cell office:value-type="float" office:value="2.326529" calcext:value-type="float">
            <text:p>2.326529</text:p>
          </table:table-cell>
          <table:table-cell office:value-type="float" office:value="2.131837" calcext:value-type="float">
            <text:p>2.131837</text:p>
          </table:table-cell>
          <table:table-cell office:value-type="float" office:value="2.176218" calcext:value-type="float">
            <text:p>2.176218</text:p>
          </table:table-cell>
          <table:table-cell table:formula="of:=[.B3]-[.D3]" office:value-type="float" office:value="0.150311" calcext:value-type="float">
            <text:p>0.150311</text:p>
          </table:table-cell>
          <table:table-cell table:formula="of:=[.D3]-[.C3]" office:value-type="float" office:value="0.044381" calcext:value-type="float">
            <text:p>0.044381</text:p>
          </table:table-cell>
        </table:table-row>
        <table:table-row table:style-name="ro1">
          <table:table-cell office:value-type="string" calcext:value-type="string">
            <text:p>hmmer</text:p>
          </table:table-cell>
          <table:table-cell office:value-type="float" office:value="2.271298" calcext:value-type="float">
            <text:p>2.271298</text:p>
          </table:table-cell>
          <table:table-cell office:value-type="float" office:value="2.079514" calcext:value-type="float">
            <text:p>2.079514</text:p>
          </table:table-cell>
          <table:table-cell office:value-type="float" office:value="2.085973" calcext:value-type="float">
            <text:p>2.085973</text:p>
          </table:table-cell>
          <table:table-cell table:formula="of:=[.B4]-[.D4]" office:value-type="float" office:value="0.185325" calcext:value-type="float">
            <text:p>0.185325</text:p>
          </table:table-cell>
          <table:table-cell table:formula="of:=[.D4]-[.C4]" office:value-type="float" office:value="0.00645899999999999" calcext:value-type="float">
            <text:p>0.006459</text:p>
          </table:table-cell>
        </table:table-row>
        <table:table-row table:style-name="ro1">
          <table:table-cell office:value-type="string" calcext:value-type="string">
            <text:p>namd</text:p>
          </table:table-cell>
          <table:table-cell office:value-type="float" office:value="2.119946" calcext:value-type="float">
            <text:p>2.119946</text:p>
          </table:table-cell>
          <table:table-cell office:value-type="float" office:value="1.915529" calcext:value-type="float">
            <text:p>1.915529</text:p>
          </table:table-cell>
          <table:table-cell office:value-type="float" office:value="1.918747" calcext:value-type="float">
            <text:p>1.918747</text:p>
          </table:table-cell>
          <table:table-cell table:formula="of:=[.B5]-[.D5]" office:value-type="float" office:value="0.201199" calcext:value-type="float">
            <text:p>0.201199</text:p>
          </table:table-cell>
          <table:table-cell table:formula="of:=[.D5]-[.C5]" office:value-type="float" office:value="0.00321800000000017" calcext:value-type="float">
            <text:p>0.003218</text:p>
          </table:table-cell>
        </table:table-row>
        <table:table-row table:style-name="ro1">
          <table:table-cell office:value-type="string" calcext:value-type="string">
            <text:p>gamess</text:p>
          </table:table-cell>
          <table:table-cell office:value-type="float" office:value="2.059807" calcext:value-type="float">
            <text:p>2.059807</text:p>
          </table:table-cell>
          <table:table-cell office:value-type="float" office:value="1.752011" calcext:value-type="float">
            <text:p>1.752011</text:p>
          </table:table-cell>
          <table:table-cell office:value-type="float" office:value="1.841848" calcext:value-type="float">
            <text:p>1.841848</text:p>
          </table:table-cell>
          <table:table-cell table:formula="of:=[.B6]-[.D6]" office:value-type="float" office:value="0.217959" calcext:value-type="float">
            <text:p>0.217959</text:p>
          </table:table-cell>
          <table:table-cell table:formula="of:=[.D6]-[.C6]" office:value-type="float" office:value="0.0898369999999999" calcext:value-type="float">
            <text:p>0.089837</text:p>
          </table:table-cell>
        </table:table-row>
        <table:table-row table:style-name="ro1">
          <table:table-cell office:value-type="string" calcext:value-type="string">
            <text:p>gamess_2</text:p>
          </table:table-cell>
          <table:table-cell office:value-type="float" office:value="2.117742" calcext:value-type="float">
            <text:p>2.117742</text:p>
          </table:table-cell>
          <table:table-cell office:value-type="float" office:value="1.672499" calcext:value-type="float">
            <text:p>1.672499</text:p>
          </table:table-cell>
          <table:table-cell office:value-type="float" office:value="1.890654" calcext:value-type="float">
            <text:p>1.890654</text:p>
          </table:table-cell>
          <table:table-cell table:formula="of:=[.B7]-[.D7]" office:value-type="float" office:value="0.227088" calcext:value-type="float">
            <text:p>0.227088</text:p>
          </table:table-cell>
          <table:table-cell table:formula="of:=[.D7]-[.C7]" office:value-type="float" office:value="0.218155" calcext:value-type="float">
            <text:p>0.218155</text:p>
          </table:table-cell>
        </table:table-row>
        <table:table-row table:style-name="ro1">
          <table:table-cell office:value-type="string" calcext:value-type="string">
            <text:p>h264ref_1</text:p>
          </table:table-cell>
          <table:table-cell office:value-type="float" office:value="1.711953" calcext:value-type="float">
            <text:p>1.711953</text:p>
          </table:table-cell>
          <table:table-cell office:value-type="float" office:value="1.316109" calcext:value-type="float">
            <text:p>1.316109</text:p>
          </table:table-cell>
          <table:table-cell office:value-type="float" office:value="1.360148" calcext:value-type="float">
            <text:p>1.360148</text:p>
          </table:table-cell>
          <table:table-cell table:formula="of:=[.B8]-[.D8]" office:value-type="float" office:value="0.351805" calcext:value-type="float">
            <text:p>0.351805</text:p>
          </table:table-cell>
          <table:table-cell table:formula="of:=[.D8]-[.C8]" office:value-type="float" office:value="0.0440389999999999" calcext:value-type="float">
            <text:p>0.044039</text:p>
          </table:table-cell>
        </table:table-row>
        <table:table-row table:style-name="ro1">
          <table:table-cell office:value-type="string" calcext:value-type="string">
            <text:p>h264ref_2</text:p>
          </table:table-cell>
          <table:table-cell office:value-type="float" office:value="1.736411" calcext:value-type="float">
            <text:p>1.736411</text:p>
          </table:table-cell>
          <table:table-cell office:value-type="float" office:value="1.245508" calcext:value-type="float">
            <text:p>1.245508</text:p>
          </table:table-cell>
          <table:table-cell office:value-type="float" office:value="1.346598" calcext:value-type="float">
            <text:p>1.346598</text:p>
          </table:table-cell>
          <table:table-cell table:formula="of:=[.B9]-[.D9]" office:value-type="float" office:value="0.389813" calcext:value-type="float">
            <text:p>0.389813</text:p>
          </table:table-cell>
          <table:table-cell table:formula="of:=[.D9]-[.C9]" office:value-type="float" office:value="0.10109" calcext:value-type="float">
            <text:p>0.10109</text:p>
          </table:table-cell>
        </table:table-row>
        <table:table-row table:style-name="ro1">
          <table:table-cell office:value-type="string" calcext:value-type="string">
            <text:p>povray</text:p>
          </table:table-cell>
          <table:table-cell office:value-type="float" office:value="1.745184" calcext:value-type="float">
            <text:p>1.745184</text:p>
          </table:table-cell>
          <table:table-cell office:value-type="float" office:value="1.220617" calcext:value-type="float">
            <text:p>1.220617</text:p>
          </table:table-cell>
          <table:table-cell office:value-type="float" office:value="1.32423" calcext:value-type="float">
            <text:p>1.32423</text:p>
          </table:table-cell>
          <table:table-cell table:formula="of:=[.B10]-[.D10]" office:value-type="float" office:value="0.420954" calcext:value-type="float">
            <text:p>0.420954</text:p>
          </table:table-cell>
          <table:table-cell table:formula="of:=[.D10]-[.C10]" office:value-type="float" office:value="0.103613" calcext:value-type="float">
            <text:p>0.103613</text:p>
          </table:table-cell>
        </table:table-row>
        <table:table-row table:style-name="ro1">
          <table:table-cell office:value-type="string" calcext:value-type="string">
            <text:p>perlbench_2</text:p>
          </table:table-cell>
          <table:table-cell office:value-type="float" office:value="2.82306" calcext:value-type="float">
            <text:p>2.82306</text:p>
          </table:table-cell>
          <table:table-cell office:value-type="float" office:value="2.265598" calcext:value-type="float">
            <text:p>2.265598</text:p>
          </table:table-cell>
          <table:table-cell office:value-type="float" office:value="2.366231" calcext:value-type="float">
            <text:p>2.366231</text:p>
          </table:table-cell>
          <table:table-cell table:formula="of:=[.B11]-[.D11]" office:value-type="float" office:value="0.456829" calcext:value-type="float">
            <text:p>0.456829</text:p>
          </table:table-cell>
          <table:table-cell table:formula="of:=[.D11]-[.C11]" office:value-type="float" office:value="0.100633" calcext:value-type="float">
            <text:p>0.100633</text:p>
          </table:table-cell>
        </table:table-row>
        <table:table-row table:style-name="ro1">
          <table:table-cell office:value-type="string" calcext:value-type="string">
            <text:p>astar_1</text:p>
          </table:table-cell>
          <table:table-cell office:value-type="float" office:value="1.18164" calcext:value-type="float">
            <text:p>1.18164</text:p>
          </table:table-cell>
          <table:table-cell office:value-type="float" office:value="0.644644" calcext:value-type="float">
            <text:p>0.644644</text:p>
          </table:table-cell>
          <table:table-cell office:value-type="float" office:value="0.710682" calcext:value-type="float">
            <text:p>0.710682</text:p>
          </table:table-cell>
          <table:table-cell table:formula="of:=[.B12]-[.D12]" office:value-type="float" office:value="0.470958" calcext:value-type="float">
            <text:p>0.470958</text:p>
          </table:table-cell>
          <table:table-cell table:formula="of:=[.D12]-[.C12]" office:value-type="float" office:value="0.0660379999999999" calcext:value-type="float">
            <text:p>0.066038</text:p>
          </table:table-cell>
        </table:table-row>
        <table:table-row table:style-name="ro1">
          <table:table-cell office:value-type="string" calcext:value-type="string">
            <text:p>dealII</text:p>
          </table:table-cell>
          <table:table-cell office:value-type="float" office:value="1.924487" calcext:value-type="float">
            <text:p>1.924487</text:p>
          </table:table-cell>
          <table:table-cell office:value-type="float" office:value="1.393828" calcext:value-type="float">
            <text:p>1.393828</text:p>
          </table:table-cell>
          <table:table-cell office:value-type="float" office:value="1.429161" calcext:value-type="float">
            <text:p>1.429161</text:p>
          </table:table-cell>
          <table:table-cell table:formula="of:=[.B13]-[.D13]" office:value-type="float" office:value="0.495326" calcext:value-type="float">
            <text:p>0.495326</text:p>
          </table:table-cell>
          <table:table-cell table:formula="of:=[.D13]-[.C13]" office:value-type="float" office:value="0.0353329999999998" calcext:value-type="float">
            <text:p>0.035333</text:p>
          </table:table-cell>
        </table:table-row>
        <table:table-row table:style-name="ro1">
          <table:table-cell office:value-type="string" calcext:value-type="string">
            <text:p>gobmk_4</text:p>
          </table:table-cell>
          <table:table-cell office:value-type="float" office:value="1.640527" calcext:value-type="float">
            <text:p>1.640527</text:p>
          </table:table-cell>
          <table:table-cell office:value-type="float" office:value="1.042578" calcext:value-type="float">
            <text:p>1.042578</text:p>
          </table:table-cell>
          <table:table-cell office:value-type="float" office:value="1.110852" calcext:value-type="float">
            <text:p>1.110852</text:p>
          </table:table-cell>
          <table:table-cell table:formula="of:=[.B14]-[.D14]" office:value-type="float" office:value="0.529675" calcext:value-type="float">
            <text:p>0.529675</text:p>
          </table:table-cell>
          <table:table-cell table:formula="of:=[.D14]-[.C14]" office:value-type="float" office:value="0.0682739999999999" calcext:value-type="float">
            <text:p>0.068274</text:p>
          </table:table-cell>
        </table:table-row>
        <table:table-row table:style-name="ro1">
          <table:table-cell office:value-type="string" calcext:value-type="string">
            <text:p>gobmk_1</text:p>
          </table:table-cell>
          <table:table-cell office:value-type="float" office:value="1.626831" calcext:value-type="float">
            <text:p>1.626831</text:p>
          </table:table-cell>
          <table:table-cell office:value-type="float" office:value="0.988939" calcext:value-type="float">
            <text:p>0.988939</text:p>
          </table:table-cell>
          <table:table-cell office:value-type="float" office:value="1.083281" calcext:value-type="float">
            <text:p>1.083281</text:p>
          </table:table-cell>
          <table:table-cell table:formula="of:=[.B15]-[.D15]" office:value-type="float" office:value="0.54355" calcext:value-type="float">
            <text:p>0.54355</text:p>
          </table:table-cell>
          <table:table-cell table:formula="of:=[.D15]-[.C15]" office:value-type="float" office:value="0.094342" calcext:value-type="float">
            <text:p>0.094342</text:p>
          </table:table-cell>
        </table:table-row>
        <table:table-row table:style-name="ro1">
          <table:table-cell office:value-type="string" calcext:value-type="string">
            <text:p>gobmk_3</text:p>
          </table:table-cell>
          <table:table-cell office:value-type="float" office:value="1.593972" calcext:value-type="float">
            <text:p>1.593972</text:p>
          </table:table-cell>
          <table:table-cell office:value-type="float" office:value="0.943023" calcext:value-type="float">
            <text:p>0.943023</text:p>
          </table:table-cell>
          <table:table-cell office:value-type="float" office:value="1.027586" calcext:value-type="float">
            <text:p>1.027586</text:p>
          </table:table-cell>
          <table:table-cell table:formula="of:=[.B16]-[.D16]" office:value-type="float" office:value="0.566386" calcext:value-type="float">
            <text:p>0.566386</text:p>
          </table:table-cell>
          <table:table-cell table:formula="of:=[.D16]-[.C16]" office:value-type="float" office:value="0.0845629999999999" calcext:value-type="float">
            <text:p>0.084563</text:p>
          </table:table-cell>
        </table:table-row>
        <table:table-row table:style-name="ro1">
          <table:table-cell office:value-type="string" calcext:value-type="string">
            <text:p>gobmk</text:p>
          </table:table-cell>
          <table:table-cell office:value-type="float" office:value="1.569482" calcext:value-type="float">
            <text:p>1.569482</text:p>
          </table:table-cell>
          <table:table-cell office:value-type="float" office:value="0.863742" calcext:value-type="float">
            <text:p>0.863742</text:p>
          </table:table-cell>
          <table:table-cell office:value-type="float" office:value="0.980055" calcext:value-type="float">
            <text:p>0.980055</text:p>
          </table:table-cell>
          <table:table-cell table:formula="of:=[.B17]-[.D17]" office:value-type="float" office:value="0.589427" calcext:value-type="float">
            <text:p>0.589427</text:p>
          </table:table-cell>
          <table:table-cell table:formula="of:=[.D17]-[.C17]" office:value-type="float" office:value="0.116313" calcext:value-type="float">
            <text:p>0.116313</text:p>
          </table:table-cell>
        </table:table-row>
        <table:table-row table:style-name="ro1">
          <table:table-cell office:value-type="string" calcext:value-type="string">
            <text:p>perlbench_1</text:p>
          </table:table-cell>
          <table:table-cell office:value-type="float" office:value="2.661806" calcext:value-type="float">
            <text:p>2.661806</text:p>
          </table:table-cell>
          <table:table-cell office:value-type="float" office:value="1.034857" calcext:value-type="float">
            <text:p>1.034857</text:p>
          </table:table-cell>
          <table:table-cell office:value-type="float" office:value="2.060762" calcext:value-type="float">
            <text:p>2.060762</text:p>
          </table:table-cell>
          <table:table-cell table:formula="of:=[.B18]-[.D18]" office:value-type="float" office:value="0.601044" calcext:value-type="float">
            <text:p>0.601044</text:p>
          </table:table-cell>
          <table:table-cell table:formula="of:=[.D18]-[.C18]" office:value-type="float" office:value="1.025905" calcext:value-type="float">
            <text:p>1.025905</text:p>
          </table:table-cell>
        </table:table-row>
        <table:table-row table:style-name="ro1">
          <table:table-cell office:value-type="string" calcext:value-type="string">
            <text:p>gobmk_2</text:p>
          </table:table-cell>
          <table:table-cell office:value-type="float" office:value="1.653963" calcext:value-type="float">
            <text:p>1.653963</text:p>
          </table:table-cell>
          <table:table-cell office:value-type="float" office:value="0.985653" calcext:value-type="float">
            <text:p>0.985653</text:p>
          </table:table-cell>
          <table:table-cell office:value-type="float" office:value="1.040323" calcext:value-type="float">
            <text:p>1.040323</text:p>
          </table:table-cell>
          <table:table-cell table:formula="of:=[.B19]-[.D19]" office:value-type="float" office:value="0.61364" calcext:value-type="float">
            <text:p>0.61364</text:p>
          </table:table-cell>
          <table:table-cell table:formula="of:=[.D19]-[.C19]" office:value-type="float" office:value="0.0546699999999999" calcext:value-type="float">
            <text:p>0.05467</text:p>
          </table:table-cell>
        </table:table-row>
        <table:table-row table:style-name="ro1">
          <table:table-cell office:value-type="string" calcext:value-type="string">
            <text:p>h264ref</text:p>
          </table:table-cell>
          <table:table-cell office:value-type="float" office:value="2.008364" calcext:value-type="float">
            <text:p>2.008364</text:p>
          </table:table-cell>
          <table:table-cell office:value-type="float" office:value="1.288888" calcext:value-type="float">
            <text:p>1.288888</text:p>
          </table:table-cell>
          <table:table-cell office:value-type="float" office:value="1.347558" calcext:value-type="float">
            <text:p>1.347558</text:p>
          </table:table-cell>
          <table:table-cell table:formula="of:=[.B20]-[.D20]" office:value-type="float" office:value="0.660806" calcext:value-type="float">
            <text:p>0.660806</text:p>
          </table:table-cell>
          <table:table-cell table:formula="of:=[.D20]-[.C20]" office:value-type="float" office:value="0.05867" calcext:value-type="float">
            <text:p>0.05867</text:p>
          </table:table-cell>
        </table:table-row>
        <table:table-row table:style-name="ro1">
          <table:table-cell office:value-type="string" calcext:value-type="string">
            <text:p>cactusADM</text:p>
          </table:table-cell>
          <table:table-cell office:value-type="float" office:value="1.642879" calcext:value-type="float">
            <text:p>1.642879</text:p>
          </table:table-cell>
          <table:table-cell office:value-type="float" office:value="0.524719" calcext:value-type="float">
            <text:p>0.524719</text:p>
          </table:table-cell>
          <table:table-cell office:value-type="float" office:value="0.96309" calcext:value-type="float">
            <text:p>0.96309</text:p>
          </table:table-cell>
          <table:table-cell table:formula="of:=[.B21]-[.D21]" office:value-type="float" office:value="0.679789" calcext:value-type="float">
            <text:p>0.679789</text:p>
          </table:table-cell>
          <table:table-cell table:formula="of:=[.D21]-[.C21]" office:value-type="float" office:value="0.438371" calcext:value-type="float">
            <text:p>0.438371</text:p>
          </table:table-cell>
        </table:table-row>
        <table:table-row table:style-name="ro1">
          <table:table-cell office:value-type="string" calcext:value-type="string">
            <text:p>sjeng</text:p>
          </table:table-cell>
          <table:table-cell office:value-type="float" office:value="1.775943" calcext:value-type="float">
            <text:p>1.775943</text:p>
          </table:table-cell>
          <table:table-cell office:value-type="float" office:value="0.868099" calcext:value-type="float">
            <text:p>0.868099</text:p>
          </table:table-cell>
          <table:table-cell office:value-type="float" office:value="1.092601" calcext:value-type="float">
            <text:p>1.092601</text:p>
          </table:table-cell>
          <table:table-cell table:formula="of:=[.B22]-[.D22]" office:value-type="float" office:value="0.683342" calcext:value-type="float">
            <text:p>0.683342</text:p>
          </table:table-cell>
          <table:table-cell table:formula="of:=[.D22]-[.C22]" office:value-type="float" office:value="0.224502" calcext:value-type="float">
            <text:p>0.224502</text:p>
          </table:table-cell>
        </table:table-row>
        <table:table-row table:style-name="ro1">
          <table:table-cell office:value-type="string" calcext:value-type="string">
            <text:p>tonto</text:p>
          </table:table-cell>
          <table:table-cell office:value-type="float" office:value="2.362339" calcext:value-type="float">
            <text:p>2.362339</text:p>
          </table:table-cell>
          <table:table-cell office:value-type="float" office:value="1.594434" calcext:value-type="float">
            <text:p>1.594434</text:p>
          </table:table-cell>
          <table:table-cell office:value-type="float" office:value="1.616956" calcext:value-type="float">
            <text:p>1.616956</text:p>
          </table:table-cell>
          <table:table-cell table:formula="of:=[.B23]-[.D23]" office:value-type="float" office:value="0.745383" calcext:value-type="float">
            <text:p>0.745383</text:p>
          </table:table-cell>
          <table:table-cell table:formula="of:=[.D23]-[.C23]" office:value-type="float" office:value="0.0225219999999999" calcext:value-type="float">
            <text:p>0.022522</text:p>
          </table:table-cell>
        </table:table-row>
        <table:table-row table:style-name="ro1">
          <table:table-cell office:value-type="string" calcext:value-type="string">
            <text:p>bwaves</text:p>
          </table:table-cell>
          <table:table-cell office:value-type="float" office:value="1.550424" calcext:value-type="float">
            <text:p>1.550424</text:p>
          </table:table-cell>
          <table:table-cell office:value-type="float" office:value="0.775714" calcext:value-type="float">
            <text:p>0.775714</text:p>
          </table:table-cell>
          <table:table-cell office:value-type="float" office:value="0.777238" calcext:value-type="float">
            <text:p>0.777238</text:p>
          </table:table-cell>
          <table:table-cell table:formula="of:=[.B24]-[.D24]" office:value-type="float" office:value="0.773186" calcext:value-type="float">
            <text:p>0.773186</text:p>
          </table:table-cell>
          <table:table-cell table:formula="of:=[.D24]-[.C24]" office:value-type="float" office:value="0.00152399999999997" calcext:value-type="float">
            <text:p>0.001524</text:p>
          </table:table-cell>
        </table:table-row>
        <table:table-row table:style-name="ro1">
          <table:table-cell office:value-type="string" calcext:value-type="string">
            <text:p>bzip2_3</text:p>
          </table:table-cell>
          <table:table-cell office:value-type="float" office:value="1.862592" calcext:value-type="float">
            <text:p>1.862592</text:p>
          </table:table-cell>
          <table:table-cell office:value-type="float" office:value="1.020084" calcext:value-type="float">
            <text:p>1.020084</text:p>
          </table:table-cell>
          <table:table-cell office:value-type="float" office:value="1.088005" calcext:value-type="float">
            <text:p>1.088005</text:p>
          </table:table-cell>
          <table:table-cell table:formula="of:=[.B25]-[.D25]" office:value-type="float" office:value="0.774587" calcext:value-type="float">
            <text:p>0.774587</text:p>
          </table:table-cell>
          <table:table-cell table:formula="of:=[.D25]-[.C25]" office:value-type="float" office:value="0.0679209999999999" calcext:value-type="float">
            <text:p>0.067921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1.978203" calcext:value-type="float">
            <text:p>1.978203</text:p>
          </table:table-cell>
          <table:table-cell office:value-type="float" office:value="1.053536" calcext:value-type="float">
            <text:p>1.053536</text:p>
          </table:table-cell>
          <table:table-cell office:value-type="float" office:value="1.201646" calcext:value-type="float">
            <text:p>1.201646</text:p>
          </table:table-cell>
          <table:table-cell table:formula="of:=[.B26]-[.D26]" office:value-type="float" office:value="0.776557" calcext:value-type="float">
            <text:p>0.776557</text:p>
          </table:table-cell>
          <table:table-cell table:formula="of:=[.D26]-[.C26]" office:value-type="float" office:value="0.14811" calcext:value-type="float">
            <text:p>0.1481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.692023" calcext:value-type="float">
            <text:p>1.692023</text:p>
          </table:table-cell>
          <table:table-cell office:value-type="float" office:value="0.816765" calcext:value-type="float">
            <text:p>0.816765</text:p>
          </table:table-cell>
          <table:table-cell office:value-type="float" office:value="0.912626" calcext:value-type="float">
            <text:p>0.912626</text:p>
          </table:table-cell>
          <table:table-cell table:formula="of:=[.B27]-[.D27]" office:value-type="float" office:value="0.779397" calcext:value-type="float">
            <text:p>0.779397</text:p>
          </table:table-cell>
          <table:table-cell table:formula="of:=[.D27]-[.C27]" office:value-type="float" office:value="0.095861" calcext:value-type="float">
            <text:p>0.095861</text:p>
          </table:table-cell>
        </table:table-row>
        <table:table-row table:style-name="ro1">
          <table:table-cell office:value-type="string" calcext:value-type="string">
            <text:p>astar</text:p>
          </table:table-cell>
          <table:table-cell office:value-type="float" office:value="1.293619" calcext:value-type="float">
            <text:p>1.293619</text:p>
          </table:table-cell>
          <table:table-cell office:value-type="float" office:value="0.291932" calcext:value-type="float">
            <text:p>0.291932</text:p>
          </table:table-cell>
          <table:table-cell office:value-type="float" office:value="0.508424" calcext:value-type="float">
            <text:p>0.508424</text:p>
          </table:table-cell>
          <table:table-cell table:formula="of:=[.B28]-[.D28]" office:value-type="float" office:value="0.785195" calcext:value-type="float">
            <text:p>0.785195</text:p>
          </table:table-cell>
          <table:table-cell table:formula="of:=[.D28]-[.C28]" office:value-type="float" office:value="0.216492" calcext:value-type="float">
            <text:p>0.216492</text:p>
          </table:table-cell>
        </table:table-row>
        <table:table-row table:style-name="ro1">
          <table:table-cell office:value-type="string" calcext:value-type="string">
            <text:p>bzip2_5</text:p>
          </table:table-cell>
          <table:table-cell office:value-type="float" office:value="1.645492" calcext:value-type="float">
            <text:p>1.645492</text:p>
          </table:table-cell>
          <table:table-cell office:value-type="float" office:value="0.717784" calcext:value-type="float">
            <text:p>0.717784</text:p>
          </table:table-cell>
          <table:table-cell office:value-type="float" office:value="0.841584" calcext:value-type="float">
            <text:p>0.841584</text:p>
          </table:table-cell>
          <table:table-cell table:formula="of:=[.B29]-[.D29]" office:value-type="float" office:value="0.803908" calcext:value-type="float">
            <text:p>0.803908</text:p>
          </table:table-cell>
          <table:table-cell table:formula="of:=[.D29]-[.C29]" office:value-type="float" office:value="0.1238" calcext:value-type="float">
            <text:p>0.1238</text:p>
          </table:table-cell>
        </table:table-row>
        <table:table-row table:style-name="ro1">
          <table:table-cell office:value-type="string" calcext:value-type="string">
            <text:p>gcc_3</text:p>
          </table:table-cell>
          <table:table-cell office:value-type="float" office:value="1.977469" calcext:value-type="float">
            <text:p>1.977469</text:p>
          </table:table-cell>
          <table:table-cell office:value-type="float" office:value="1.050384" calcext:value-type="float">
            <text:p>1.050384</text:p>
          </table:table-cell>
          <table:table-cell office:value-type="float" office:value="1.155558" calcext:value-type="float">
            <text:p>1.155558</text:p>
          </table:table-cell>
          <table:table-cell table:formula="of:=[.B30]-[.D30]" office:value-type="float" office:value="0.821911" calcext:value-type="float">
            <text:p>0.821911</text:p>
          </table:table-cell>
          <table:table-cell table:formula="of:=[.D30]-[.C30]" office:value-type="float" office:value="0.105174" calcext:value-type="float">
            <text:p>0.105174</text:p>
          </table:table-cell>
        </table:table-row>
        <table:table-row table:style-name="ro1">
          <table:table-cell office:value-type="string" calcext:value-type="string">
            <text:p>bzip2_4</text:p>
          </table:table-cell>
          <table:table-cell office:value-type="float" office:value="1.975839" calcext:value-type="float">
            <text:p>1.975839</text:p>
          </table:table-cell>
          <table:table-cell office:value-type="float" office:value="1.002445" calcext:value-type="float">
            <text:p>1.002445</text:p>
          </table:table-cell>
          <table:table-cell office:value-type="float" office:value="1.11312" calcext:value-type="float">
            <text:p>1.11312</text:p>
          </table:table-cell>
          <table:table-cell table:formula="of:=[.B31]-[.D31]" office:value-type="float" office:value="0.862719" calcext:value-type="float">
            <text:p>0.862719</text:p>
          </table:table-cell>
          <table:table-cell table:formula="of:=[.D31]-[.C31]" office:value-type="float" office:value="0.110675" calcext:value-type="float">
            <text:p>0.110675</text:p>
          </table:table-cell>
        </table:table-row>
        <table:table-row table:style-name="ro1">
          <table:table-cell office:value-type="string" calcext:value-type="string">
            <text:p>perlbench</text:p>
          </table:table-cell>
          <table:table-cell office:value-type="float" office:value="2.420417" calcext:value-type="float">
            <text:p>2.420417</text:p>
          </table:table-cell>
          <table:table-cell office:value-type="float" office:value="1.405231" calcext:value-type="float">
            <text:p>1.405231</text:p>
          </table:table-cell>
          <table:table-cell office:value-type="float" office:value="1.551823" calcext:value-type="float">
            <text:p>1.551823</text:p>
          </table:table-cell>
          <table:table-cell table:formula="of:=[.B32]-[.D32]" office:value-type="float" office:value="0.868594" calcext:value-type="float">
            <text:p>0.868594</text:p>
          </table:table-cell>
          <table:table-cell table:formula="of:=[.D32]-[.C32]" office:value-type="float" office:value="0.146592" calcext:value-type="float">
            <text:p>0.146592</text:p>
          </table:table-cell>
        </table:table-row>
        <table:table-row table:style-name="ro1">
          <table:table-cell office:value-type="string" calcext:value-type="string">
            <text:p>gcc_2</text:p>
          </table:table-cell>
          <table:table-cell office:value-type="float" office:value="1.942774" calcext:value-type="float">
            <text:p>1.942774</text:p>
          </table:table-cell>
          <table:table-cell office:value-type="float" office:value="0.904527" calcext:value-type="float">
            <text:p>0.904527</text:p>
          </table:table-cell>
          <table:table-cell office:value-type="float" office:value="0.964253" calcext:value-type="float">
            <text:p>0.964253</text:p>
          </table:table-cell>
          <table:table-cell table:formula="of:=[.B33]-[.D33]" office:value-type="float" office:value="0.978521" calcext:value-type="float">
            <text:p>0.978521</text:p>
          </table:table-cell>
          <table:table-cell table:formula="of:=[.D33]-[.C33]" office:value-type="float" office:value="0.0597259999999999" calcext:value-type="float">
            <text:p>0.059726</text:p>
          </table:table-cell>
        </table:table-row>
        <table:table-row table:style-name="ro1">
          <table:table-cell office:value-type="string" calcext:value-type="string">
            <text:p>gcc_8</text:p>
          </table:table-cell>
          <table:table-cell office:value-type="float" office:value="1.778441" calcext:value-type="float">
            <text:p>1.778441</text:p>
          </table:table-cell>
          <table:table-cell office:value-type="float" office:value="0.639973" calcext:value-type="float">
            <text:p>0.639973</text:p>
          </table:table-cell>
          <table:table-cell office:value-type="float" office:value="0.792632" calcext:value-type="float">
            <text:p>0.792632</text:p>
          </table:table-cell>
          <table:table-cell table:formula="of:=[.B34]-[.D34]" office:value-type="float" office:value="0.985809" calcext:value-type="float">
            <text:p>0.985809</text:p>
          </table:table-cell>
          <table:table-cell table:formula="of:=[.D34]-[.C34]" office:value-type="float" office:value="0.152659" calcext:value-type="float">
            <text:p>0.152659</text:p>
          </table:table-cell>
        </table:table-row>
        <table:table-row table:style-name="ro1">
          <table:table-cell office:value-type="string" calcext:value-type="string">
            <text:p>wrf</text:p>
          </table:table-cell>
          <table:table-cell office:value-type="float" office:value="1.899331" calcext:value-type="float">
            <text:p>1.899331</text:p>
          </table:table-cell>
          <table:table-cell office:value-type="float" office:value="0.894804" calcext:value-type="float">
            <text:p>0.894804</text:p>
          </table:table-cell>
          <table:table-cell office:value-type="float" office:value="0.906067" calcext:value-type="float">
            <text:p>0.906067</text:p>
          </table:table-cell>
          <table:table-cell table:formula="of:=[.B35]-[.D35]" office:value-type="float" office:value="0.993264" calcext:value-type="float">
            <text:p>0.993264</text:p>
          </table:table-cell>
          <table:table-cell table:formula="of:=[.D35]-[.C35]" office:value-type="float" office:value="0.011263" calcext:value-type="float">
            <text:p>0.011263</text:p>
          </table:table-cell>
        </table:table-row>
        <table:table-row table:style-name="ro1">
          <table:table-cell office:value-type="string" calcext:value-type="string">
            <text:p>gcc_1</text:p>
          </table:table-cell>
          <table:table-cell office:value-type="float" office:value="1.892859" calcext:value-type="float">
            <text:p>1.892859</text:p>
          </table:table-cell>
          <table:table-cell office:value-type="float" office:value="0.754654" calcext:value-type="float">
            <text:p>0.754654</text:p>
          </table:table-cell>
          <table:table-cell office:value-type="float" office:value="0.870457" calcext:value-type="float">
            <text:p>0.870457</text:p>
          </table:table-cell>
          <table:table-cell table:formula="of:=[.B36]-[.D36]" office:value-type="float" office:value="1.022402" calcext:value-type="float">
            <text:p>1.022402</text:p>
          </table:table-cell>
          <table:table-cell table:formula="of:=[.D36]-[.C36]" office:value-type="float" office:value="0.115803" calcext:value-type="float">
            <text:p>0.115803</text:p>
          </table:table-cell>
        </table:table-row>
        <table:table-row table:style-name="ro1">
          <table:table-cell office:value-type="string" calcext:value-type="string">
            <text:p>xalancbmk</text:p>
          </table:table-cell>
          <table:table-cell office:value-type="float" office:value="2.203753" calcext:value-type="float">
            <text:p>2.203753</text:p>
          </table:table-cell>
          <table:table-cell office:value-type="float" office:value="0.656129" calcext:value-type="float">
            <text:p>0.656129</text:p>
          </table:table-cell>
          <table:table-cell office:value-type="float" office:value="1.127034" calcext:value-type="float">
            <text:p>1.127034</text:p>
          </table:table-cell>
          <table:table-cell table:formula="of:=[.B37]-[.D37]" office:value-type="float" office:value="1.076719" calcext:value-type="float">
            <text:p>1.076719</text:p>
          </table:table-cell>
          <table:table-cell table:formula="of:=[.D37]-[.C37]" office:value-type="float" office:value="0.470905" calcext:value-type="float">
            <text:p>0.470905</text:p>
          </table:table-cell>
        </table:table-row>
        <table:table-row table:style-name="ro1">
          <table:table-cell office:value-type="string" calcext:value-type="string">
            <text:p>gcc_7</text:p>
          </table:table-cell>
          <table:table-cell office:value-type="float" office:value="2.067104" calcext:value-type="float">
            <text:p>2.067104</text:p>
          </table:table-cell>
          <table:table-cell office:value-type="float" office:value="0.858217" calcext:value-type="float">
            <text:p>0.858217</text:p>
          </table:table-cell>
          <table:table-cell office:value-type="float" office:value="0.949552" calcext:value-type="float">
            <text:p>0.949552</text:p>
          </table:table-cell>
          <table:table-cell table:formula="of:=[.B38]-[.D38]" office:value-type="float" office:value="1.117552" calcext:value-type="float">
            <text:p>1.117552</text:p>
          </table:table-cell>
          <table:table-cell table:formula="of:=[.D38]-[.C38]" office:value-type="float" office:value="0.0913349999999999" calcext:value-type="float">
            <text:p>0.091335</text:p>
          </table:table-cell>
        </table:table-row>
        <table:table-row table:style-name="ro1">
          <table:table-cell office:value-type="string" calcext:value-type="string">
            <text:p>gcc_6</text:p>
          </table:table-cell>
          <table:table-cell office:value-type="float" office:value="2.135908" calcext:value-type="float">
            <text:p>2.135908</text:p>
          </table:table-cell>
          <table:table-cell office:value-type="float" office:value="0.8045" calcext:value-type="float">
            <text:p>0.8045</text:p>
          </table:table-cell>
          <table:table-cell office:value-type="float" office:value="0.89295" calcext:value-type="float">
            <text:p>0.89295</text:p>
          </table:table-cell>
          <table:table-cell table:formula="of:=[.B39]-[.D39]" office:value-type="float" office:value="1.242958" calcext:value-type="float">
            <text:p>1.242958</text:p>
          </table:table-cell>
          <table:table-cell table:formula="of:=[.D39]-[.C39]" office:value-type="float" office:value="0.0884499999999999" calcext:value-type="float">
            <text:p>0.08845</text:p>
          </table:table-cell>
        </table:table-row>
        <table:table-row table:style-name="ro1">
          <table:table-cell office:value-type="string" calcext:value-type="string">
            <text:p>bzip2_2</text:p>
          </table:table-cell>
          <table:table-cell office:value-type="float" office:value="2.284259" calcext:value-type="float">
            <text:p>2.284259</text:p>
          </table:table-cell>
          <table:table-cell office:value-type="float" office:value="0.925522" calcext:value-type="float">
            <text:p>0.925522</text:p>
          </table:table-cell>
          <table:table-cell office:value-type="float" office:value="1.031395" calcext:value-type="float">
            <text:p>1.031395</text:p>
          </table:table-cell>
          <table:table-cell table:formula="of:=[.B40]-[.D40]" office:value-type="float" office:value="1.252864" calcext:value-type="float">
            <text:p>1.252864</text:p>
          </table:table-cell>
          <table:table-cell table:formula="of:=[.D40]-[.C40]" office:value-type="float" office:value="0.105873" calcext:value-type="float">
            <text:p>0.105873</text:p>
          </table:table-cell>
        </table:table-row>
        <table:table-row table:style-name="ro1">
          <table:table-cell office:value-type="string" calcext:value-type="string">
            <text:p>gcc_5</text:p>
          </table:table-cell>
          <table:table-cell office:value-type="float" office:value="1.955852" calcext:value-type="float">
            <text:p>1.955852</text:p>
          </table:table-cell>
          <table:table-cell office:value-type="float" office:value="0.630699" calcext:value-type="float">
            <text:p>0.630699</text:p>
          </table:table-cell>
          <table:table-cell office:value-type="float" office:value="0.69889" calcext:value-type="float">
            <text:p>0.69889</text:p>
          </table:table-cell>
          <table:table-cell table:formula="of:=[.B41]-[.D41]" office:value-type="float" office:value="1.256962" calcext:value-type="float">
            <text:p>1.256962</text:p>
          </table:table-cell>
          <table:table-cell table:formula="of:=[.D41]-[.C41]" office:value-type="float" office:value="0.068191" calcext:value-type="float">
            <text:p>0.068191</text:p>
          </table:table-cell>
        </table:table-row>
        <table:table-row table:style-name="ro1">
          <table:table-cell office:value-type="string" calcext:value-type="string">
            <text:p>soplex_1</text:p>
          </table:table-cell>
          <table:table-cell office:value-type="float" office:value="1.49672" calcext:value-type="float">
            <text:p>1.49672</text:p>
          </table:table-cell>
          <table:table-cell office:value-type="float" office:value="0.146335" calcext:value-type="float">
            <text:p>0.146335</text:p>
          </table:table-cell>
          <table:table-cell office:value-type="float" office:value="0.170737" calcext:value-type="float">
            <text:p>0.170737</text:p>
          </table:table-cell>
          <table:table-cell table:formula="of:=[.B42]-[.D42]" office:value-type="float" office:value="1.325983" calcext:value-type="float">
            <text:p>1.325983</text:p>
          </table:table-cell>
          <table:table-cell table:formula="of:=[.D42]-[.C42]" office:value-type="float" office:value="0.024402" calcext:value-type="float">
            <text:p>0.024402</text:p>
          </table:table-cell>
        </table:table-row>
        <table:table-row table:style-name="ro1">
          <table:table-cell office:value-type="string" calcext:value-type="string">
            <text:p>bzip2_1</text:p>
          </table:table-cell>
          <table:table-cell office:value-type="float" office:value="2.203056" calcext:value-type="float">
            <text:p>2.203056</text:p>
          </table:table-cell>
          <table:table-cell office:value-type="float" office:value="0.789212" calcext:value-type="float">
            <text:p>0.789212</text:p>
          </table:table-cell>
          <table:table-cell office:value-type="float" office:value="0.85966" calcext:value-type="float">
            <text:p>0.85966</text:p>
          </table:table-cell>
          <table:table-cell table:formula="of:=[.B43]-[.D43]" office:value-type="float" office:value="1.343396" calcext:value-type="float">
            <text:p>1.343396</text:p>
          </table:table-cell>
          <table:table-cell table:formula="of:=[.D43]-[.C43]" office:value-type="float" office:value="0.0704480000000001" calcext:value-type="float">
            <text:p>0.070448</text:p>
          </table:table-cell>
        </table:table-row>
        <table:table-row table:style-name="ro1">
          <table:table-cell office:value-type="string" calcext:value-type="string">
            <text:p>soplex</text:p>
          </table:table-cell>
          <table:table-cell office:value-type="float" office:value="1.533941" calcext:value-type="float">
            <text:p>1.533941</text:p>
          </table:table-cell>
          <table:table-cell office:value-type="float" office:value="0.080431" calcext:value-type="float">
            <text:p>0.080431</text:p>
          </table:table-cell>
          <table:table-cell office:value-type="float" office:value="0.081115" calcext:value-type="float">
            <text:p>0.081115</text:p>
          </table:table-cell>
          <table:table-cell table:formula="of:=[.B44]-[.D44]" office:value-type="float" office:value="1.452826" calcext:value-type="float">
            <text:p>1.452826</text:p>
          </table:table-cell>
          <table:table-cell table:formula="of:=[.D44]-[.C44]" office:value-type="float" office:value="0.00068399999999999" calcext:value-type="float">
            <text:p>0.000684</text:p>
          </table:table-cell>
        </table:table-row>
        <table:table-row table:style-name="ro1">
          <table:table-cell office:value-type="string" calcext:value-type="string">
            <text:p>leslie3d</text:p>
          </table:table-cell>
          <table:table-cell office:value-type="float" office:value="2.340276" calcext:value-type="float">
            <text:p>2.340276</text:p>
          </table:table-cell>
          <table:table-cell office:value-type="float" office:value="0.853615" calcext:value-type="float">
            <text:p>0.853615</text:p>
          </table:table-cell>
          <table:table-cell office:value-type="float" office:value="0.878658" calcext:value-type="float">
            <text:p>0.878658</text:p>
          </table:table-cell>
          <table:table-cell table:formula="of:=[.B45]-[.D45]" office:value-type="float" office:value="1.461618" calcext:value-type="float">
            <text:p>1.461618</text:p>
          </table:table-cell>
          <table:table-cell table:formula="of:=[.D45]-[.C45]" office:value-type="float" office:value="0.0250429999999999" calcext:value-type="float">
            <text:p>0.025043</text:p>
          </table:table-cell>
        </table:table-row>
        <table:table-row table:style-name="ro1">
          <table:table-cell office:value-type="string" calcext:value-type="string">
            <text:p>GemsFDTD</text:p>
          </table:table-cell>
          <table:table-cell office:value-type="float" office:value="2.081095" calcext:value-type="float">
            <text:p>2.081095</text:p>
          </table:table-cell>
          <table:table-cell office:value-type="float" office:value="0.552739" calcext:value-type="float">
            <text:p>0.552739</text:p>
          </table:table-cell>
          <table:table-cell office:value-type="float" office:value="0.57936" calcext:value-type="float">
            <text:p>0.57936</text:p>
          </table:table-cell>
          <table:table-cell table:formula="of:=[.B46]-[.D46]" office:value-type="float" office:value="1.501735" calcext:value-type="float">
            <text:p>1.501735</text:p>
          </table:table-cell>
          <table:table-cell table:formula="of:=[.D46]-[.C46]" office:value-type="float" office:value="0.026621" calcext:value-type="float">
            <text:p>0.026621</text:p>
          </table:table-cell>
        </table:table-row>
        <table:table-row table:style-name="ro1">
          <table:table-cell office:value-type="string" calcext:value-type="string">
            <text:p>zeusmp</text:p>
          </table:table-cell>
          <table:table-cell office:value-type="float" office:value="2.560907" calcext:value-type="float">
            <text:p>2.560907</text:p>
          </table:table-cell>
          <table:table-cell office:value-type="float" office:value="0.805215" calcext:value-type="float">
            <text:p>0.805215</text:p>
          </table:table-cell>
          <table:table-cell office:value-type="float" office:value="1.042069" calcext:value-type="float">
            <text:p>1.042069</text:p>
          </table:table-cell>
          <table:table-cell table:formula="of:=[.B47]-[.D47]" office:value-type="float" office:value="1.518838" calcext:value-type="float">
            <text:p>1.518838</text:p>
          </table:table-cell>
          <table:table-cell table:formula="of:=[.D47]-[.C47]" office:value-type="float" office:value="0.236854" calcext:value-type="float">
            <text:p>0.236854</text:p>
          </table:table-cell>
        </table:table-row>
        <table:table-row table:style-name="ro1">
          <table:table-cell office:value-type="string" calcext:value-type="string">
            <text:p>omnetpp</text:p>
          </table:table-cell>
          <table:table-cell office:value-type="float" office:value="1.952615" calcext:value-type="float">
            <text:p>1.952615</text:p>
          </table:table-cell>
          <table:table-cell office:value-type="float" office:value="0.198312" calcext:value-type="float">
            <text:p>0.198312</text:p>
          </table:table-cell>
          <table:table-cell office:value-type="float" office:value="0.285585" calcext:value-type="float">
            <text:p>0.285585</text:p>
          </table:table-cell>
          <table:table-cell table:formula="of:=[.B48]-[.D48]" office:value-type="float" office:value="1.66703" calcext:value-type="float">
            <text:p>1.66703</text:p>
          </table:table-cell>
          <table:table-cell table:formula="of:=[.D48]-[.C48]" office:value-type="float" office:value="0.087273" calcext:value-type="float">
            <text:p>0.087273</text:p>
          </table:table-cell>
        </table:table-row>
        <table:table-row table:style-name="ro1">
          <table:table-cell office:value-type="string" calcext:value-type="string">
            <text:p>mcf</text:p>
          </table:table-cell>
          <table:table-cell office:value-type="float" office:value="1.845007" calcext:value-type="float">
            <text:p>1.845007</text:p>
          </table:table-cell>
          <table:table-cell office:value-type="float" office:value="0.048982" calcext:value-type="float">
            <text:p>0.048982</text:p>
          </table:table-cell>
          <table:table-cell office:value-type="float" office:value="0.051998" calcext:value-type="float">
            <text:p>0.051998</text:p>
          </table:table-cell>
          <table:table-cell table:formula="of:=[.B49]-[.D49]" office:value-type="float" office:value="1.793009" calcext:value-type="float">
            <text:p>1.793009</text:p>
          </table:table-cell>
          <table:table-cell table:formula="of:=[.D49]-[.C49]" office:value-type="float" office:value="0.003016" calcext:value-type="float">
            <text:p>0.003016</text:p>
          </table:table-cell>
        </table:table-row>
        <table:table-row table:style-name="ro1">
          <table:table-cell office:value-type="string" calcext:value-type="string">
            <text:p>libquantum</text:p>
          </table:table-cell>
          <table:table-cell office:value-type="float" office:value="2.261904" calcext:value-type="float">
            <text:p>2.261904</text:p>
          </table:table-cell>
          <table:table-cell office:value-type="float" office:value="0.278328" calcext:value-type="float">
            <text:p>0.278328</text:p>
          </table:table-cell>
          <table:table-cell office:value-type="float" office:value="0.286969" calcext:value-type="float">
            <text:p>0.286969</text:p>
          </table:table-cell>
          <table:table-cell table:formula="of:=[.B50]-[.D50]" office:value-type="float" office:value="1.974935" calcext:value-type="float">
            <text:p>1.974935</text:p>
          </table:table-cell>
          <table:table-cell table:formula="of:=[.D50]-[.C50]" office:value-type="float" office:value="0.00864100000000001" calcext:value-type="float">
            <text:p>0.008641</text:p>
          </table:table-cell>
        </table:table-row>
        <table:table-row table:style-name="ro1">
          <table:table-cell office:value-type="string" calcext:value-type="string">
            <text:p>sphinx3</text:p>
          </table:table-cell>
          <table:table-cell office:value-type="float" office:value="2.448104" calcext:value-type="float">
            <text:p>2.448104</text:p>
          </table:table-cell>
          <table:table-cell office:value-type="float" office:value="0.426873" calcext:value-type="float">
            <text:p>0.426873</text:p>
          </table:table-cell>
          <table:table-cell office:value-type="float" office:value="0.454106" calcext:value-type="float">
            <text:p>0.454106</text:p>
          </table:table-cell>
          <table:table-cell table:formula="of:=[.B51]-[.D51]" office:value-type="float" office:value="1.993998" calcext:value-type="float">
            <text:p>1.993998</text:p>
          </table:table-cell>
          <table:table-cell table:formula="of:=[.D51]-[.C51]" office:value-type="float" office:value="0.027233" calcext:value-type="float">
            <text:p>0.027233</text:p>
          </table:table-cell>
        </table:table-row>
        <table:table-row table:style-name="ro1">
          <table:table-cell office:value-type="string" calcext:value-type="string">
            <text:p>lbm</text:p>
          </table:table-cell>
          <table:table-cell office:value-type="float" office:value="2.096302" calcext:value-type="float">
            <text:p>2.096302</text:p>
          </table:table-cell>
          <table:table-cell office:value-type="float" office:value="0.050702" calcext:value-type="float">
            <text:p>0.050702</text:p>
          </table:table-cell>
          <table:table-cell office:value-type="float" office:value="0.050712" calcext:value-type="float">
            <text:p>0.050712</text:p>
          </table:table-cell>
          <table:table-cell table:formula="of:=[.B52]-[.D52]" office:value-type="float" office:value="2.04559" calcext:value-type="float">
            <text:p>2.04559</text:p>
          </table:table-cell>
          <table:table-cell table:formula="of:=[.D52]-[.C52]" office:value-type="float" office:value="0.0000100000000000031" calcext:value-type="float">
            <text:p>0.00001</text:p>
          </table:table-cell>
        </table:table-row>
        <table:table-row table:style-name="ro1">
          <table:table-cell office:value-type="string" calcext:value-type="string">
            <text:p>milc</text:p>
          </table:table-cell>
          <table:table-cell office:value-type="float" office:value="2.880069" calcext:value-type="float">
            <text:p>2.880069</text:p>
          </table:table-cell>
          <table:table-cell office:value-type="float" office:value="0.200783" calcext:value-type="float">
            <text:p>0.200783</text:p>
          </table:table-cell>
          <table:table-cell office:value-type="float" office:value="0.248342" calcext:value-type="float">
            <text:p>0.248342</text:p>
          </table:table-cell>
          <table:table-cell table:formula="of:=[.B53]-[.D53]" office:value-type="float" office:value="2.631727" calcext:value-type="float">
            <text:p>2.631727</text:p>
          </table:table-cell>
          <table:table-cell table:formula="of:=[.D53]-[.C53]" office:value-type="float" office:value="0.047559" calcext:value-type="float">
            <text:p>0.047559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GEOMEAN([.B2:.B53])" office:value-type="float" office:value="1.94812632588995" calcext:value-type="float">
            <text:p>1.9481263259</text:p>
          </table:table-cell>
          <table:table-cell table:formula="of:=GEOMEAN([.C2:.C53])" office:value-type="float" office:value="0.73953158202358" calcext:value-type="float">
            <text:p>0.739531582</text:p>
          </table:table-cell>
          <table:table-cell table:formula="of:=GEOMEAN([.D2:.D53])" office:value-type="float" office:value="0.839390317958872" calcext:value-type="float">
            <text:p>0.839390318</text:p>
          </table:table-cell>
          <table:table-cell table:formula="of:=GEOMEAN([.E2:.E53])" office:value-type="float" office:value="0.744220161063656" calcext:value-type="float">
            <text:p>0.7442201611</text:p>
          </table:table-cell>
          <table:table-cell table:formula="of:=AVERAGE([.F2:.F53])" office:value-type="float" office:value="0.110366653846154" calcext:value-type="float">
            <text:p>0.1103666538</text:p>
          </table:table-cell>
        </table:table-row>
      </table:table>
      <table:named-expressions/>
      <table:database-ranges>
        <table:database-range table:name="__Anonymous_Sheet_DB__0" table:target-range-address="Sheet1.A2:Sheet1.F53" table:contains-header="false">
          <table:sort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04T23:56:02.267625729</dc:date>
    <meta:editing-duration>PT15M45S</meta:editing-duration>
    <meta:editing-cycles>3</meta:editing-cycles>
    <meta:document-statistic meta:table-count="1" meta:cell-count="3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>
        <chart:symbol-image/>
      </style:chart-properties>
      <style:graphic-properties svg:stroke-color="#ff3333" draw:fill-color="#ff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5cm" svg:height="13.82cm" xlink:href=".." xlink:type="simple" chart:class="chart:bar" chart:column-mapping="1 2 0" chart:style-name="ch1">
        <chart:title svg:x="8.805cm" svg:y="0.412cm" chart:style-name="ch2">
          <text:p>IPC dos benchmarks do CPU2006</text:p>
        </chart:title>
        <chart:legend chart:legend-position="top" svg:x="9.516cm" svg:y="1.402cm" style:legend-expansion="wide" chart:style-name="ch3"/>
        <chart:plot-area chart:style-name="ch4" table:cell-range-address="Sheet1.A1:Sheet1.D54" chart:data-source-has-labels="both" svg:x="1.502cm" svg:y="2.276cm" svg:width="22.557cm" svg:height="11.268cm">
          <chartooo:coordinate-region svg:x="2.229cm" svg:y="2.476cm" svg:width="21.83cm" svg:height="8.966cm"/>
          <chart:axis chart:dimension="x" chart:name="primary-x" chart:style-name="ch5" chartooo:axis-type="auto">
            <chartooo:date-scale/>
            <chart:categories table:cell-range-address="Sheet1.A2:Sheet1.A54"/>
            <chart:grid chart:style-name="ch6" chart:class="major"/>
          </chart:axis>
          <chart:axis chart:dimension="y" chart:name="primary-y" chart:style-name="ch7">
            <chart:title svg:x="0.451cm" svg:y="8.232cm" chart:style-name="ch8">
              <text:p>IPC</text:p>
            </chart:title>
            <chart:grid chart:style-name="ch6" chart:class="major"/>
          </chart:axis>
          <chart:series chart:style-name="ch9" chart:values-cell-range-address="Sheet1.C2:Sheet1.C54" chart:label-cell-address="Sheet1.C1:Sheet1.C1" chart:class="chart:bar">
            <chart:data-point chart:repeated="53"/>
          </chart:series>
          <chart:series chart:style-name="ch10" chart:values-cell-range-address="Sheet1.D2:Sheet1.D54" chart:label-cell-address="Sheet1.D1:Sheet1.D1" chart:class="chart:bar">
            <chart:data-point chart:repeated="53"/>
          </chart:series>
          <chart:series chart:style-name="ch11" chart:values-cell-range-address="Sheet1.B2:Sheet1.B54" chart:label-cell-address="Sheet1.B1:Sheet1.B1" chart:class="chart:line"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KB</text:p>
                <draw:g>
                  <svg:desc>Sheet1.C1:Sheet1.C1</svg:desc>
                </draw:g>
              </table:table-cell>
              <table:table-cell office:value-type="string">
                <text:p>4MB</text:p>
                <draw:g>
                  <svg:desc>Sheet1.D1:Sheet1.D1</svg:desc>
                </draw:g>
              </table:table-cell>
              <table:table-cell office:value-type="string">
                <text:p>Idea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mmer_1</text:p>
                <draw:g>
                  <svg:desc>Sheet1.A2:Sheet1.A54</svg:desc>
                </draw:g>
              </table:table-cell>
              <table:table-cell office:value-type="float" office:value="2.085727">
                <text:p>2.085727</text:p>
                <draw:g>
                  <svg:desc>Sheet1.C2:Sheet1.C54</svg:desc>
                </draw:g>
              </table:table-cell>
              <table:table-cell office:value-type="float" office:value="2.085727">
                <text:p>2.085727</text:p>
                <draw:g>
                  <svg:desc>Sheet1.D2:Sheet1.D54</svg:desc>
                </draw:g>
              </table:table-cell>
              <table:table-cell office:value-type="float" office:value="2.172307">
                <text:p>2.172307</text:p>
                <draw:g>
                  <svg:desc>Sheet1.B2:Sheet1.B54</svg:desc>
                </draw:g>
              </table:table-cell>
            </table:table-row>
            <table:table-row>
              <table:table-cell office:value-type="string">
                <text:p>gamess_1</text:p>
              </table:table-cell>
              <table:table-cell office:value-type="float" office:value="2.131837">
                <text:p>2.131837</text:p>
              </table:table-cell>
              <table:table-cell office:value-type="float" office:value="2.176218">
                <text:p>2.176218</text:p>
              </table:table-cell>
              <table:table-cell office:value-type="float" office:value="2.326529">
                <text:p>2.326529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2.079514">
                <text:p>2.079514</text:p>
              </table:table-cell>
              <table:table-cell office:value-type="float" office:value="2.085973">
                <text:p>2.085973</text:p>
              </table:table-cell>
              <table:table-cell office:value-type="float" office:value="2.271298">
                <text:p>2.271298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1.915529">
                <text:p>1.915529</text:p>
              </table:table-cell>
              <table:table-cell office:value-type="float" office:value="1.918747">
                <text:p>1.918747</text:p>
              </table:table-cell>
              <table:table-cell office:value-type="float" office:value="2.119946">
                <text:p>2.119946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1.752011">
                <text:p>1.752011</text:p>
              </table:table-cell>
              <table:table-cell office:value-type="float" office:value="1.841848">
                <text:p>1.841848</text:p>
              </table:table-cell>
              <table:table-cell office:value-type="float" office:value="2.059807">
                <text:p>2.059807</text:p>
              </table:table-cell>
            </table:table-row>
            <table:table-row>
              <table:table-cell office:value-type="string">
                <text:p>gamess_2</text:p>
              </table:table-cell>
              <table:table-cell office:value-type="float" office:value="1.672499">
                <text:p>1.672499</text:p>
              </table:table-cell>
              <table:table-cell office:value-type="float" office:value="1.890654">
                <text:p>1.890654</text:p>
              </table:table-cell>
              <table:table-cell office:value-type="float" office:value="2.117742">
                <text:p>2.117742</text:p>
              </table:table-cell>
            </table:table-row>
            <table:table-row>
              <table:table-cell office:value-type="string">
                <text:p>h264ref_1</text:p>
              </table:table-cell>
              <table:table-cell office:value-type="float" office:value="1.316109">
                <text:p>1.316109</text:p>
              </table:table-cell>
              <table:table-cell office:value-type="float" office:value="1.360148">
                <text:p>1.360148</text:p>
              </table:table-cell>
              <table:table-cell office:value-type="float" office:value="1.711953">
                <text:p>1.711953</text:p>
              </table:table-cell>
            </table:table-row>
            <table:table-row>
              <table:table-cell office:value-type="string">
                <text:p>h264ref_2</text:p>
              </table:table-cell>
              <table:table-cell office:value-type="float" office:value="1.245508">
                <text:p>1.245508</text:p>
              </table:table-cell>
              <table:table-cell office:value-type="float" office:value="1.346598">
                <text:p>1.346598</text:p>
              </table:table-cell>
              <table:table-cell office:value-type="float" office:value="1.736411">
                <text:p>1.736411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1.220617">
                <text:p>1.220617</text:p>
              </table:table-cell>
              <table:table-cell office:value-type="float" office:value="1.32423">
                <text:p>1.32423</text:p>
              </table:table-cell>
              <table:table-cell office:value-type="float" office:value="1.745184">
                <text:p>1.745184</text:p>
              </table:table-cell>
            </table:table-row>
            <table:table-row>
              <table:table-cell office:value-type="string">
                <text:p>perlbench_2</text:p>
              </table:table-cell>
              <table:table-cell office:value-type="float" office:value="2.265598">
                <text:p>2.265598</text:p>
              </table:table-cell>
              <table:table-cell office:value-type="float" office:value="2.366231">
                <text:p>2.366231</text:p>
              </table:table-cell>
              <table:table-cell office:value-type="float" office:value="2.82306">
                <text:p>2.82306</text:p>
              </table:table-cell>
            </table:table-row>
            <table:table-row>
              <table:table-cell office:value-type="string">
                <text:p>astar_1</text:p>
              </table:table-cell>
              <table:table-cell office:value-type="float" office:value="0.644644">
                <text:p>0.644644</text:p>
              </table:table-cell>
              <table:table-cell office:value-type="float" office:value="0.710682">
                <text:p>0.710682</text:p>
              </table:table-cell>
              <table:table-cell office:value-type="float" office:value="1.18164">
                <text:p>1.18164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1.393828">
                <text:p>1.393828</text:p>
              </table:table-cell>
              <table:table-cell office:value-type="float" office:value="1.429161">
                <text:p>1.429161</text:p>
              </table:table-cell>
              <table:table-cell office:value-type="float" office:value="1.924487">
                <text:p>1.924487</text:p>
              </table:table-cell>
            </table:table-row>
            <table:table-row>
              <table:table-cell office:value-type="string">
                <text:p>gobmk_4</text:p>
              </table:table-cell>
              <table:table-cell office:value-type="float" office:value="1.042578">
                <text:p>1.042578</text:p>
              </table:table-cell>
              <table:table-cell office:value-type="float" office:value="1.110852">
                <text:p>1.110852</text:p>
              </table:table-cell>
              <table:table-cell office:value-type="float" office:value="1.640527">
                <text:p>1.640527</text:p>
              </table:table-cell>
            </table:table-row>
            <table:table-row>
              <table:table-cell office:value-type="string">
                <text:p>gobmk_1</text:p>
              </table:table-cell>
              <table:table-cell office:value-type="float" office:value="0.988939">
                <text:p>0.988939</text:p>
              </table:table-cell>
              <table:table-cell office:value-type="float" office:value="1.083281">
                <text:p>1.083281</text:p>
              </table:table-cell>
              <table:table-cell office:value-type="float" office:value="1.626831">
                <text:p>1.626831</text:p>
              </table:table-cell>
            </table:table-row>
            <table:table-row>
              <table:table-cell office:value-type="string">
                <text:p>gobmk_3</text:p>
              </table:table-cell>
              <table:table-cell office:value-type="float" office:value="0.943023">
                <text:p>0.943023</text:p>
              </table:table-cell>
              <table:table-cell office:value-type="float" office:value="1.027586">
                <text:p>1.027586</text:p>
              </table:table-cell>
              <table:table-cell office:value-type="float" office:value="1.593972">
                <text:p>1.593972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0.863742">
                <text:p>0.863742</text:p>
              </table:table-cell>
              <table:table-cell office:value-type="float" office:value="0.980055">
                <text:p>0.980055</text:p>
              </table:table-cell>
              <table:table-cell office:value-type="float" office:value="1.569482">
                <text:p>1.569482</text:p>
              </table:table-cell>
            </table:table-row>
            <table:table-row>
              <table:table-cell office:value-type="string">
                <text:p>perlbench_1</text:p>
              </table:table-cell>
              <table:table-cell office:value-type="float" office:value="1.034857">
                <text:p>1.034857</text:p>
              </table:table-cell>
              <table:table-cell office:value-type="float" office:value="2.060762">
                <text:p>2.060762</text:p>
              </table:table-cell>
              <table:table-cell office:value-type="float" office:value="2.661806">
                <text:p>2.661806</text:p>
              </table:table-cell>
            </table:table-row>
            <table:table-row>
              <table:table-cell office:value-type="string">
                <text:p>gobmk_2</text:p>
              </table:table-cell>
              <table:table-cell office:value-type="float" office:value="0.985653">
                <text:p>0.985653</text:p>
              </table:table-cell>
              <table:table-cell office:value-type="float" office:value="1.040323">
                <text:p>1.040323</text:p>
              </table:table-cell>
              <table:table-cell office:value-type="float" office:value="1.653963">
                <text:p>1.653963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1.288888">
                <text:p>1.288888</text:p>
              </table:table-cell>
              <table:table-cell office:value-type="float" office:value="1.347558">
                <text:p>1.347558</text:p>
              </table:table-cell>
              <table:table-cell office:value-type="float" office:value="2.008364">
                <text:p>2.008364</text:p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0.524719">
                <text:p>0.524719</text:p>
              </table:table-cell>
              <table:table-cell office:value-type="float" office:value="0.96309">
                <text:p>0.96309</text:p>
              </table:table-cell>
              <table:table-cell office:value-type="float" office:value="1.642879">
                <text:p>1.642879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0.868099">
                <text:p>0.868099</text:p>
              </table:table-cell>
              <table:table-cell office:value-type="float" office:value="1.092601">
                <text:p>1.092601</text:p>
              </table:table-cell>
              <table:table-cell office:value-type="float" office:value="1.775943">
                <text:p>1.775943</text:p>
              </table:table-cell>
            </table:table-row>
            <table:table-row>
              <table:table-cell office:value-type="string">
                <text:p>tonto</text:p>
              </table:table-cell>
              <table:table-cell office:value-type="float" office:value="1.594434">
                <text:p>1.594434</text:p>
              </table:table-cell>
              <table:table-cell office:value-type="float" office:value="1.616956">
                <text:p>1.616956</text:p>
              </table:table-cell>
              <table:table-cell office:value-type="float" office:value="2.362339">
                <text:p>2.362339</text:p>
              </table:table-cell>
            </table:table-row>
            <table:table-row>
              <table:table-cell office:value-type="string">
                <text:p>bwaves</text:p>
              </table:table-cell>
              <table:table-cell office:value-type="float" office:value="0.775714">
                <text:p>0.775714</text:p>
              </table:table-cell>
              <table:table-cell office:value-type="float" office:value="0.777238">
                <text:p>0.777238</text:p>
              </table:table-cell>
              <table:table-cell office:value-type="float" office:value="1.550424">
                <text:p>1.550424</text:p>
              </table:table-cell>
            </table:table-row>
            <table:table-row>
              <table:table-cell office:value-type="string">
                <text:p>bzip2_3</text:p>
              </table:table-cell>
              <table:table-cell office:value-type="float" office:value="1.020084">
                <text:p>1.020084</text:p>
              </table:table-cell>
              <table:table-cell office:value-type="float" office:value="1.088005">
                <text:p>1.088005</text:p>
              </table:table-cell>
              <table:table-cell office:value-type="float" office:value="1.862592">
                <text:p>1.862592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1.053536">
                <text:p>1.053536</text:p>
              </table:table-cell>
              <table:table-cell office:value-type="float" office:value="1.201646">
                <text:p>1.201646</text:p>
              </table:table-cell>
              <table:table-cell office:value-type="float" office:value="1.978203">
                <text:p>1.978203</text:p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0.816765">
                <text:p>0.816765</text:p>
              </table:table-cell>
              <table:table-cell office:value-type="float" office:value="0.912626">
                <text:p>0.912626</text:p>
              </table:table-cell>
              <table:table-cell office:value-type="float" office:value="1.692023">
                <text:p>1.692023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0.291932">
                <text:p>0.291932</text:p>
              </table:table-cell>
              <table:table-cell office:value-type="float" office:value="0.508424">
                <text:p>0.508424</text:p>
              </table:table-cell>
              <table:table-cell office:value-type="float" office:value="1.293619">
                <text:p>1.293619</text:p>
              </table:table-cell>
            </table:table-row>
            <table:table-row>
              <table:table-cell office:value-type="string">
                <text:p>bzip2_5</text:p>
              </table:table-cell>
              <table:table-cell office:value-type="float" office:value="0.717784">
                <text:p>0.717784</text:p>
              </table:table-cell>
              <table:table-cell office:value-type="float" office:value="0.841584">
                <text:p>0.841584</text:p>
              </table:table-cell>
              <table:table-cell office:value-type="float" office:value="1.645492">
                <text:p>1.645492</text:p>
              </table:table-cell>
            </table:table-row>
            <table:table-row>
              <table:table-cell office:value-type="string">
                <text:p>gcc_3</text:p>
              </table:table-cell>
              <table:table-cell office:value-type="float" office:value="1.050384">
                <text:p>1.050384</text:p>
              </table:table-cell>
              <table:table-cell office:value-type="float" office:value="1.155558">
                <text:p>1.155558</text:p>
              </table:table-cell>
              <table:table-cell office:value-type="float" office:value="1.977469">
                <text:p>1.977469</text:p>
              </table:table-cell>
            </table:table-row>
            <table:table-row>
              <table:table-cell office:value-type="string">
                <text:p>bzip2_4</text:p>
              </table:table-cell>
              <table:table-cell office:value-type="float" office:value="1.002445">
                <text:p>1.002445</text:p>
              </table:table-cell>
              <table:table-cell office:value-type="float" office:value="1.11312">
                <text:p>1.11312</text:p>
              </table:table-cell>
              <table:table-cell office:value-type="float" office:value="1.975839">
                <text:p>1.975839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1.405231">
                <text:p>1.405231</text:p>
              </table:table-cell>
              <table:table-cell office:value-type="float" office:value="1.551823">
                <text:p>1.551823</text:p>
              </table:table-cell>
              <table:table-cell office:value-type="float" office:value="2.420417">
                <text:p>2.420417</text:p>
              </table:table-cell>
            </table:table-row>
            <table:table-row>
              <table:table-cell office:value-type="string">
                <text:p>gcc_2</text:p>
              </table:table-cell>
              <table:table-cell office:value-type="float" office:value="0.904527">
                <text:p>0.904527</text:p>
              </table:table-cell>
              <table:table-cell office:value-type="float" office:value="0.964253">
                <text:p>0.964253</text:p>
              </table:table-cell>
              <table:table-cell office:value-type="float" office:value="1.942774">
                <text:p>1.942774</text:p>
              </table:table-cell>
            </table:table-row>
            <table:table-row>
              <table:table-cell office:value-type="string">
                <text:p>gcc_8</text:p>
              </table:table-cell>
              <table:table-cell office:value-type="float" office:value="0.639973">
                <text:p>0.639973</text:p>
              </table:table-cell>
              <table:table-cell office:value-type="float" office:value="0.792632">
                <text:p>0.792632</text:p>
              </table:table-cell>
              <table:table-cell office:value-type="float" office:value="1.778441">
                <text:p>1.778441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0.894804">
                <text:p>0.894804</text:p>
              </table:table-cell>
              <table:table-cell office:value-type="float" office:value="0.906067">
                <text:p>0.906067</text:p>
              </table:table-cell>
              <table:table-cell office:value-type="float" office:value="1.899331">
                <text:p>1.899331</text:p>
              </table:table-cell>
            </table:table-row>
            <table:table-row>
              <table:table-cell office:value-type="string">
                <text:p>gcc_1</text:p>
              </table:table-cell>
              <table:table-cell office:value-type="float" office:value="0.754654">
                <text:p>0.754654</text:p>
              </table:table-cell>
              <table:table-cell office:value-type="float" office:value="0.870457">
                <text:p>0.870457</text:p>
              </table:table-cell>
              <table:table-cell office:value-type="float" office:value="1.892859">
                <text:p>1.892859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0.656129">
                <text:p>0.656129</text:p>
              </table:table-cell>
              <table:table-cell office:value-type="float" office:value="1.127034">
                <text:p>1.127034</text:p>
              </table:table-cell>
              <table:table-cell office:value-type="float" office:value="2.203753">
                <text:p>2.203753</text:p>
              </table:table-cell>
            </table:table-row>
            <table:table-row>
              <table:table-cell office:value-type="string">
                <text:p>gcc_7</text:p>
              </table:table-cell>
              <table:table-cell office:value-type="float" office:value="0.858217">
                <text:p>0.858217</text:p>
              </table:table-cell>
              <table:table-cell office:value-type="float" office:value="0.949552">
                <text:p>0.949552</text:p>
              </table:table-cell>
              <table:table-cell office:value-type="float" office:value="2.067104">
                <text:p>2.067104</text:p>
              </table:table-cell>
            </table:table-row>
            <table:table-row>
              <table:table-cell office:value-type="string">
                <text:p>gcc_6</text:p>
              </table:table-cell>
              <table:table-cell office:value-type="float" office:value="0.8045">
                <text:p>0.8045</text:p>
              </table:table-cell>
              <table:table-cell office:value-type="float" office:value="0.89295">
                <text:p>0.89295</text:p>
              </table:table-cell>
              <table:table-cell office:value-type="float" office:value="2.135908">
                <text:p>2.135908</text:p>
              </table:table-cell>
            </table:table-row>
            <table:table-row>
              <table:table-cell office:value-type="string">
                <text:p>bzip2_2</text:p>
              </table:table-cell>
              <table:table-cell office:value-type="float" office:value="0.925522">
                <text:p>0.925522</text:p>
              </table:table-cell>
              <table:table-cell office:value-type="float" office:value="1.031395">
                <text:p>1.031395</text:p>
              </table:table-cell>
              <table:table-cell office:value-type="float" office:value="2.284259">
                <text:p>2.284259</text:p>
              </table:table-cell>
            </table:table-row>
            <table:table-row>
              <table:table-cell office:value-type="string">
                <text:p>gcc_5</text:p>
              </table:table-cell>
              <table:table-cell office:value-type="float" office:value="0.630699">
                <text:p>0.630699</text:p>
              </table:table-cell>
              <table:table-cell office:value-type="float" office:value="0.69889">
                <text:p>0.69889</text:p>
              </table:table-cell>
              <table:table-cell office:value-type="float" office:value="1.955852">
                <text:p>1.955852</text:p>
              </table:table-cell>
            </table:table-row>
            <table:table-row>
              <table:table-cell office:value-type="string">
                <text:p>soplex_1</text:p>
              </table:table-cell>
              <table:table-cell office:value-type="float" office:value="0.146335">
                <text:p>0.146335</text:p>
              </table:table-cell>
              <table:table-cell office:value-type="float" office:value="0.170737">
                <text:p>0.170737</text:p>
              </table:table-cell>
              <table:table-cell office:value-type="float" office:value="1.49672">
                <text:p>1.49672</text:p>
              </table:table-cell>
            </table:table-row>
            <table:table-row>
              <table:table-cell office:value-type="string">
                <text:p>bzip2_1</text:p>
              </table:table-cell>
              <table:table-cell office:value-type="float" office:value="0.789212">
                <text:p>0.789212</text:p>
              </table:table-cell>
              <table:table-cell office:value-type="float" office:value="0.85966">
                <text:p>0.85966</text:p>
              </table:table-cell>
              <table:table-cell office:value-type="float" office:value="2.203056">
                <text:p>2.203056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0.080431">
                <text:p>0.080431</text:p>
              </table:table-cell>
              <table:table-cell office:value-type="float" office:value="0.081115">
                <text:p>0.081115</text:p>
              </table:table-cell>
              <table:table-cell office:value-type="float" office:value="1.533941">
                <text:p>1.533941</text:p>
              </table:table-cell>
            </table:table-row>
            <table:table-row>
              <table:table-cell office:value-type="string">
                <text:p>leslie3d</text:p>
              </table:table-cell>
              <table:table-cell office:value-type="float" office:value="0.853615">
                <text:p>0.853615</text:p>
              </table:table-cell>
              <table:table-cell office:value-type="float" office:value="0.878658">
                <text:p>0.878658</text:p>
              </table:table-cell>
              <table:table-cell office:value-type="float" office:value="2.340276">
                <text:p>2.340276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0.552739">
                <text:p>0.552739</text:p>
              </table:table-cell>
              <table:table-cell office:value-type="float" office:value="0.57936">
                <text:p>0.57936</text:p>
              </table:table-cell>
              <table:table-cell office:value-type="float" office:value="2.081095">
                <text:p>2.081095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0.805215">
                <text:p>0.805215</text:p>
              </table:table-cell>
              <table:table-cell office:value-type="float" office:value="1.042069">
                <text:p>1.042069</text:p>
              </table:table-cell>
              <table:table-cell office:value-type="float" office:value="2.560907">
                <text:p>2.560907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0.198312">
                <text:p>0.198312</text:p>
              </table:table-cell>
              <table:table-cell office:value-type="float" office:value="0.285585">
                <text:p>0.285585</text:p>
              </table:table-cell>
              <table:table-cell office:value-type="float" office:value="1.952615">
                <text:p>1.952615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0.048982">
                <text:p>0.048982</text:p>
              </table:table-cell>
              <table:table-cell office:value-type="float" office:value="0.051998">
                <text:p>0.051998</text:p>
              </table:table-cell>
              <table:table-cell office:value-type="float" office:value="1.845007">
                <text:p>1.845007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0.278328">
                <text:p>0.278328</text:p>
              </table:table-cell>
              <table:table-cell office:value-type="float" office:value="0.286969">
                <text:p>0.286969</text:p>
              </table:table-cell>
              <table:table-cell office:value-type="float" office:value="2.261904">
                <text:p>2.261904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0.426873">
                <text:p>0.426873</text:p>
              </table:table-cell>
              <table:table-cell office:value-type="float" office:value="0.454106">
                <text:p>0.454106</text:p>
              </table:table-cell>
              <table:table-cell office:value-type="float" office:value="2.448104">
                <text:p>2.448104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0.050702">
                <text:p>0.050702</text:p>
              </table:table-cell>
              <table:table-cell office:value-type="float" office:value="0.050712">
                <text:p>0.050712</text:p>
              </table:table-cell>
              <table:table-cell office:value-type="float" office:value="2.096302">
                <text:p>2.096302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0.200783">
                <text:p>0.200783</text:p>
              </table:table-cell>
              <table:table-cell office:value-type="float" office:value="0.248342">
                <text:p>0.248342</text:p>
              </table:table-cell>
              <table:table-cell office:value-type="float" office:value="2.880069">
                <text:p>2.880069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0.73953158202358">
                <text:p>0.73953158202358</text:p>
              </table:table-cell>
              <table:table-cell office:value-type="float" office:value="0.839390317958872">
                <text:p>0.839390317958872</text:p>
              </table:table-cell>
              <table:table-cell office:value-type="float" office:value="1.94812632588995">
                <text:p>1.94812632588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tru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95cm" svg:height="9.781cm" xlink:href=".." xlink:type="simple" chart:class="chart:bar" chart:style-name="ch1">
        <chart:title svg:x="7.736cm" svg:y="0.331cm" chart:style-name="ch2">
          <text:p>Diferença no IPC entre páginas de 4MB e 4KB</text:p>
        </chart:title>
        <chart:legend chart:legend-position="top" svg:x="11.238cm" svg:y="1.321cm" style:legend-expansion="wide" chart:style-name="ch3"/>
        <chart:plot-area chart:style-name="ch4" table:cell-range-address="Sheet1.A2:Sheet1.A54 Sheet1.F1:Sheet1.F54" chart:data-source-has-labels="both" svg:x="1.506cm" svg:y="2.114cm" svg:width="22.794cm" svg:height="7.472cm">
          <chartooo:coordinate-region svg:x="2.233cm" svg:y="2.314cm" svg:width="22.067cm" svg:height="5.17cm"/>
          <chart:axis chart:dimension="x" chart:name="primary-x" chart:style-name="ch5" chartooo:axis-type="auto">
            <chartooo:date-scale/>
            <chart:categories table:cell-range-address="Sheet1.A2:Sheet1.A54"/>
            <chart:grid chart:style-name="ch6" chart:class="major"/>
          </chart:axis>
          <chart:axis chart:dimension="y" chart:name="primary-y" chart:style-name="ch7">
            <chart:title svg:x="0.451cm" svg:y="6.172cm" chart:style-name="ch8">
              <text:p>IPC</text:p>
            </chart:title>
            <chart:grid chart:style-name="ch6" chart:class="major"/>
          </chart:axis>
          <chart:series chart:style-name="ch9" chart:values-cell-range-address="Sheet1.F2:Sheet1.F54" chart:label-cell-address="Sheet1.F1:Sheet1.F1" chart:class="chart:bar">
            <chart:data-point chart:repeated="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MB – 4KB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mmer_1</text:p>
                <draw:g>
                  <svg:desc>Sheet1.A2:Sheet1.A54</svg:desc>
                </draw:g>
              </table:table-cell>
              <table:table-cell office:value-type="float" office:value="0">
                <text:p>0</text:p>
                <draw:g>
                  <svg:desc>Sheet1.F2:Sheet1.F54</svg:desc>
                </draw:g>
              </table:table-cell>
            </table:table-row>
            <table:table-row>
              <table:table-cell office:value-type="string">
                <text:p>gamess_1</text:p>
              </table:table-cell>
              <table:table-cell office:value-type="float" office:value="0.044381">
                <text:p>0.044381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0.00645899999999999">
                <text:p>0.00645899999999999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0.00321800000000017">
                <text:p>0.00321800000000017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0.0898369999999999">
                <text:p>0.0898369999999999</text:p>
              </table:table-cell>
            </table:table-row>
            <table:table-row>
              <table:table-cell office:value-type="string">
                <text:p>gamess_2</text:p>
              </table:table-cell>
              <table:table-cell office:value-type="float" office:value="0.218155">
                <text:p>0.218155</text:p>
              </table:table-cell>
            </table:table-row>
            <table:table-row>
              <table:table-cell office:value-type="string">
                <text:p>h264ref_1</text:p>
              </table:table-cell>
              <table:table-cell office:value-type="float" office:value="0.0440389999999999">
                <text:p>0.0440389999999999</text:p>
              </table:table-cell>
            </table:table-row>
            <table:table-row>
              <table:table-cell office:value-type="string">
                <text:p>h264ref_2</text:p>
              </table:table-cell>
              <table:table-cell office:value-type="float" office:value="0.10109">
                <text:p>0.10109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0.103613">
                <text:p>0.103613</text:p>
              </table:table-cell>
            </table:table-row>
            <table:table-row>
              <table:table-cell office:value-type="string">
                <text:p>perlbench_2</text:p>
              </table:table-cell>
              <table:table-cell office:value-type="float" office:value="0.100633">
                <text:p>0.100633</text:p>
              </table:table-cell>
            </table:table-row>
            <table:table-row>
              <table:table-cell office:value-type="string">
                <text:p>astar_1</text:p>
              </table:table-cell>
              <table:table-cell office:value-type="float" office:value="0.0660379999999999">
                <text:p>0.0660379999999999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0.0353329999999998">
                <text:p>0.0353329999999998</text:p>
              </table:table-cell>
            </table:table-row>
            <table:table-row>
              <table:table-cell office:value-type="string">
                <text:p>gobmk_4</text:p>
              </table:table-cell>
              <table:table-cell office:value-type="float" office:value="0.0682739999999999">
                <text:p>0.0682739999999999</text:p>
              </table:table-cell>
            </table:table-row>
            <table:table-row>
              <table:table-cell office:value-type="string">
                <text:p>gobmk_1</text:p>
              </table:table-cell>
              <table:table-cell office:value-type="float" office:value="0.094342">
                <text:p>0.094342</text:p>
              </table:table-cell>
            </table:table-row>
            <table:table-row>
              <table:table-cell office:value-type="string">
                <text:p>gobmk_3</text:p>
              </table:table-cell>
              <table:table-cell office:value-type="float" office:value="0.0845629999999999">
                <text:p>0.0845629999999999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0.116313">
                <text:p>0.116313</text:p>
              </table:table-cell>
            </table:table-row>
            <table:table-row>
              <table:table-cell office:value-type="string">
                <text:p>perlbench_1</text:p>
              </table:table-cell>
              <table:table-cell office:value-type="float" office:value="1.025905">
                <text:p>1.025905</text:p>
              </table:table-cell>
            </table:table-row>
            <table:table-row>
              <table:table-cell office:value-type="string">
                <text:p>gobmk_2</text:p>
              </table:table-cell>
              <table:table-cell office:value-type="float" office:value="0.0546699999999999">
                <text:p>0.0546699999999999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0.05867">
                <text:p>0.05867</text:p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0.438371">
                <text:p>0.438371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0.224502">
                <text:p>0.224502</text:p>
              </table:table-cell>
            </table:table-row>
            <table:table-row>
              <table:table-cell office:value-type="string">
                <text:p>tonto</text:p>
              </table:table-cell>
              <table:table-cell office:value-type="float" office:value="0.0225219999999999">
                <text:p>0.0225219999999999</text:p>
              </table:table-cell>
            </table:table-row>
            <table:table-row>
              <table:table-cell office:value-type="string">
                <text:p>bwaves</text:p>
              </table:table-cell>
              <table:table-cell office:value-type="float" office:value="0.00152399999999997">
                <text:p>0.00152399999999997</text:p>
              </table:table-cell>
            </table:table-row>
            <table:table-row>
              <table:table-cell office:value-type="string">
                <text:p>bzip2_3</text:p>
              </table:table-cell>
              <table:table-cell office:value-type="float" office:value="0.0679209999999999">
                <text:p>0.0679209999999999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0.14811">
                <text:p>0.14811</text:p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0.095861">
                <text:p>0.095861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0.216492">
                <text:p>0.216492</text:p>
              </table:table-cell>
            </table:table-row>
            <table:table-row>
              <table:table-cell office:value-type="string">
                <text:p>bzip2_5</text:p>
              </table:table-cell>
              <table:table-cell office:value-type="float" office:value="0.1238">
                <text:p>0.1238</text:p>
              </table:table-cell>
            </table:table-row>
            <table:table-row>
              <table:table-cell office:value-type="string">
                <text:p>gcc_3</text:p>
              </table:table-cell>
              <table:table-cell office:value-type="float" office:value="0.105174">
                <text:p>0.105174</text:p>
              </table:table-cell>
            </table:table-row>
            <table:table-row>
              <table:table-cell office:value-type="string">
                <text:p>bzip2_4</text:p>
              </table:table-cell>
              <table:table-cell office:value-type="float" office:value="0.110675">
                <text:p>0.110675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0.146592">
                <text:p>0.146592</text:p>
              </table:table-cell>
            </table:table-row>
            <table:table-row>
              <table:table-cell office:value-type="string">
                <text:p>gcc_2</text:p>
              </table:table-cell>
              <table:table-cell office:value-type="float" office:value="0.0597259999999999">
                <text:p>0.0597259999999999</text:p>
              </table:table-cell>
            </table:table-row>
            <table:table-row>
              <table:table-cell office:value-type="string">
                <text:p>gcc_8</text:p>
              </table:table-cell>
              <table:table-cell office:value-type="float" office:value="0.152659">
                <text:p>0.152659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0.011263">
                <text:p>0.011263</text:p>
              </table:table-cell>
            </table:table-row>
            <table:table-row>
              <table:table-cell office:value-type="string">
                <text:p>gcc_1</text:p>
              </table:table-cell>
              <table:table-cell office:value-type="float" office:value="0.115803">
                <text:p>0.115803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0.470905">
                <text:p>0.470905</text:p>
              </table:table-cell>
            </table:table-row>
            <table:table-row>
              <table:table-cell office:value-type="string">
                <text:p>gcc_7</text:p>
              </table:table-cell>
              <table:table-cell office:value-type="float" office:value="0.0913349999999999">
                <text:p>0.0913349999999999</text:p>
              </table:table-cell>
            </table:table-row>
            <table:table-row>
              <table:table-cell office:value-type="string">
                <text:p>gcc_6</text:p>
              </table:table-cell>
              <table:table-cell office:value-type="float" office:value="0.0884499999999999">
                <text:p>0.0884499999999999</text:p>
              </table:table-cell>
            </table:table-row>
            <table:table-row>
              <table:table-cell office:value-type="string">
                <text:p>bzip2_2</text:p>
              </table:table-cell>
              <table:table-cell office:value-type="float" office:value="0.105873">
                <text:p>0.105873</text:p>
              </table:table-cell>
            </table:table-row>
            <table:table-row>
              <table:table-cell office:value-type="string">
                <text:p>gcc_5</text:p>
              </table:table-cell>
              <table:table-cell office:value-type="float" office:value="0.068191">
                <text:p>0.068191</text:p>
              </table:table-cell>
            </table:table-row>
            <table:table-row>
              <table:table-cell office:value-type="string">
                <text:p>soplex_1</text:p>
              </table:table-cell>
              <table:table-cell office:value-type="float" office:value="0.024402">
                <text:p>0.024402</text:p>
              </table:table-cell>
            </table:table-row>
            <table:table-row>
              <table:table-cell office:value-type="string">
                <text:p>bzip2_1</text:p>
              </table:table-cell>
              <table:table-cell office:value-type="float" office:value="0.0704480000000001">
                <text:p>0.0704480000000001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0.00068399999999999">
                <text:p>0.00068399999999999</text:p>
              </table:table-cell>
            </table:table-row>
            <table:table-row>
              <table:table-cell office:value-type="string">
                <text:p>leslie3d</text:p>
              </table:table-cell>
              <table:table-cell office:value-type="float" office:value="0.0250429999999999">
                <text:p>0.0250429999999999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0.026621">
                <text:p>0.026621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0.236854">
                <text:p>0.236854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0.087273">
                <text:p>0.087273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0.003016">
                <text:p>0.003016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0.00864100000000001">
                <text:p>0.00864100000000001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0.027233">
                <text:p>0.027233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0.0000100000000000031">
                <text:p>0.0000100000000000031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0.047559">
                <text:p>0.047559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0.110366653846154">
                <text:p>0.1103666538461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